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podpis" style:family="paragraph">
      <style:paragraph-properties fo:margin-top="0.3333in"/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říloha" style:family="paragraph">
      <style:text-properties fo:font-size="12pt" style:font-size-asian="12pt" style:font-size-complex="13pt"/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style:use-window-font-color="true"/>
    </style:style>
    <style:style style:name="T24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0/2024</text:p>
            <text:p text:style-name="Normální">KVOP-35999/2024</text:p>
            <text:p text:style-name="Normální">10. 09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E. B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B.,</text:p>
      <text:p text:style-name="Základnítext">dne<text:s/><text:span text:style-name="T18">5. září 2024</text:span><text:s/>obdržela Kancelář veřejného ochránce práv Vaši žádost o informace. Žádáte o sdělení, zda jste v minulosti žádal náš úřad o ovlivnění rozhodování zastupitelstva města R.</text:p>
      <text:p text:style-name="Základnítext"><text:span text:style-name="Silné">Dáváme Vám tyto informace</text:span>:</text:p>
      <text:p text:style-name="Základnítext">Z formulace Vaší žádosti o informace, kterou jste Kanceláři veřejného ochránce práv zaslal dne 16.<text:s/>července 2021, soudím, že jste<text:s/>nežádal náš úřad o ovlivnění rozhodování zastupitelstva města R. Kopii Vaší žádosti o informace z roku 2021 zasílám v příloze.</text:p>
      <text:p text:style-name="Základnítext">Zároveň dodávám, že veřejný ochránce práv ani nemůže rozhodování zastupitelstva ovlivňovat. Postup zastupitelstva totiž nespadá do působnosti ochránce, jak jsem Vám vysvětlil ve své předchozí odpovědi. Její kopii přikládám.</text:p>
      <text:p text:style-name="Základnítext">S pozdravem</text:p>
      <text:p text:style-name="Základnítext"/>
      <text:p text:style-name="Základnítext"/>
      <text:p text:style-name="P19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20"/>
      <text:p text:style-name="Normální"/>
      <text:p text:style-name="P21">Přílohy</text:p>
      <text:p text:style-name="Normální"><text:span text:style-name="T22">Vaše žádost o informace z 16. července 2021</text:span></text:p>
      <text:p text:style-name="Normální"><text:span text:style-name="T23">Odpověď na Vaši<text:s/></text:span><text:span text:style-name="T24">žádost o informace, ze dne 20. července 2021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S959*</text:span></text:p>
        <text:p text:style-name="P12"><text:span text:style-name="T13">KVOPX00ES959</text:span>KVOPX00ES95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0-03T09:38:00Z</meta:creation-date>
    <dc:date>2024-11-27T09:29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2" meta:word-count="169" meta:character-count="1168" meta:row-count="8" meta:non-whitespace-character-count="1001"/>
  </office:meta>
</office:document-meta>
</file>